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D1" style:family="table-cell">
      <style:table-cell-properties fo:padding="0.097cm" fo:border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02cm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4.249cm" style:rel-column-width="16383*"/>
    </style:style>
    <style:style style:name="Table37.D" style:family="table-column">
      <style:table-column-properties style:column-width="4.251cm" style:rel-column-width="16386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A1" style:family="table-cell">
      <style:table-cell-properties fo:padding="0.097cm" fo:border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D1" style:family="table-cell">
      <style:table-cell-properties fo:padding="0.097cm" fo:border="0.002cm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D1" style:family="table-cell">
      <style:table-cell-properties fo:padding="0.097cm" fo:border="0.002cm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02cm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D1" style:family="table-cell">
      <style:table-cell-properties fo:padding="0.097cm" fo:border="0.002cm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02cm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4.249cm" style:rel-column-width="16383*"/>
    </style:style>
    <style:style style:name="Table25.D" style:family="table-column">
      <style:table-column-properties style:column-width="4.251cm" style:rel-column-width="16386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D1" style:family="table-cell">
      <style:table-cell-properties fo:padding="0.097cm" fo:border="0.002cm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02cm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4.249cm" style:rel-column-width="16383*"/>
    </style:style>
    <style:style style:name="Table27.D" style:family="table-column">
      <style:table-column-properties style:column-width="4.251cm" style:rel-column-width="16386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D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02cm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4.249cm" style:rel-column-width="16383*"/>
    </style:style>
    <style:style style:name="Table29.D" style:family="table-column">
      <style:table-column-properties style:column-width="4.251cm" style:rel-column-width="16386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D1" style:family="table-cell">
      <style:table-cell-properties fo:padding="0.097cm" fo:border="0.002cm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02cm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4.249cm" style:rel-column-width="16383*"/>
    </style:style>
    <style:style style:name="Table31.D" style:family="table-column">
      <style:table-column-properties style:column-width="4.251cm" style:rel-column-width="16386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D1" style:family="table-cell">
      <style:table-cell-properties fo:padding="0.097cm" fo:border="0.002cm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02cm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D1" style:family="table-cell">
      <style:table-cell-properties fo:padding="0.097cm" fo:border="0.002cm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02cm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4.249cm" style:rel-column-width="16383*"/>
    </style:style>
    <style:style style:name="Table35.D" style:family="table-column">
      <style:table-column-properties style:column-width="4.251cm" style:rel-column-width="16386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D1" style:family="table-cell">
      <style:table-cell-properties fo:padding="0.097cm" fo:border="0.002cm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17cm" style:rel-column-width="65535*"/>
    </style:style>
    <style:style style:name="Table36.A1" style:family="table-cell">
      <style:table-cell-properties fo:padding="0.097cm" fo:border="0.002cm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4.249cm" style:rel-column-width="16383*"/>
    </style:style>
    <style:style style:name="Table41.D" style:family="table-column">
      <style:table-column-properties style:column-width="4.251cm" style:rel-column-width="1638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D1" style:family="table-cell">
      <style:table-cell-properties fo:padding="0.097cm" fo:border="0.002cm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4.249cm" style:rel-column-width="16383*"/>
    </style:style>
    <style:style style:name="Table42.D" style:family="table-column">
      <style:table-column-properties style:column-width="4.251cm" style:rel-column-width="16386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D1" style:family="table-cell">
      <style:table-cell-properties fo:padding="0.097cm" fo:border="0.002cm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4.249cm" style:rel-column-width="16383*"/>
    </style:style>
    <style:style style:name="Table43.D" style:family="table-column">
      <style:table-column-properties style:column-width="4.251cm" style:rel-column-width="16386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D1" style:family="table-cell">
      <style:table-cell-properties fo:padding="0.097cm" fo:border="0.002cm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4.249cm" style:rel-column-width="16383*"/>
    </style:style>
    <style:style style:name="Table44.D" style:family="table-column">
      <style:table-column-properties style:column-width="4.251cm" style:rel-column-width="1638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D1" style:family="table-cell">
      <style:table-cell-properties fo:padding="0.097cm" fo:border="0.002cm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4.249cm" style:rel-column-width="16383*"/>
    </style:style>
    <style:style style:name="Table45.D" style:family="table-column">
      <style:table-column-properties style:column-width="4.251cm" style:rel-column-width="16386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D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Heading_20_3">
      <style:text-properties fo:font-weight="normal" style:font-weight-asian="normal" style:font-weight-complex="normal"/>
    </style:style>
    <style:style style:name="P16" style:family="paragraph" style:parent-style-name="Heading_20_3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2">
      <style:text-properties fo:font-style="normal" style:font-style-asian="normal" style:font-style-complex="normal"/>
    </style:style>
    <style:style style:name="P19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DYNKI, TECHNOLOGIE, WZORY v1.2</text:p>
      <text:p text:style-name="P2">Rozpiska, ceny, wymagania, wzory&lt;www.thebellum.pl&gt;</text:p>
      <text:p text:style-name="P4">specyfikacja wewnętrzna; proszę nie rozpowszechniać publicznie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1">1. Budynki<text:tab/>2</text:p>
          <text:p text:style-name="P12">1.1. Silnik<text:tab/>2</text:p>
          <text:p text:style-name="P12">1.2. Kwatery<text:tab/>2</text:p>
          <text:p text:style-name="P12">1.3. Kolektor pyłu<text:tab/>2</text:p>
          <text:p text:style-name="P12">1.4. Zbrojownia<text:tab/>2</text:p>
          <text:p text:style-name="P12">1.5. Laboratorium<text:tab/>2</text:p>
          <text:p text:style-name="P12">1.6. Hangar<text:tab/>2</text:p>
          <text:p text:style-name="P11">2. Technologie<text:tab/>2</text:p>
          <text:p text:style-name="P12">2.1. Zbroja piechoty<text:tab/>3</text:p>
          <text:p text:style-name="P12">2.2. Pancerz z nanobotów<text:tab/>3</text:p>
          <text:p text:style-name="P12">2.3. Wydobycie<text:tab/>3</text:p>
          <text:p text:style-name="P12">2.4. Wiertła diamentowe<text:tab/>3</text:p>
          <text:p text:style-name="P12">2.5. Inżynieria<text:tab/>3</text:p>
          <text:p text:style-name="P12">2.6. Kontrwywiad<text:tab/>4</text:p>
          <text:p text:style-name="P12">2.7. Optotechnika<text:tab/>4</text:p>
          <text:p text:style-name="P12">2.8. Systemy ofensywne<text:tab/>4</text:p>
          <text:p text:style-name="P12">2.9. Pancerz czołgów<text:tab/>4</text:p>
          <text:p text:style-name="P12">2.10. Wsparcie<text:tab/>4</text:p>
          <text:p text:style-name="P12">2.11. Logistyka<text:tab/>5</text:p>
          <text:p text:style-name="P12">2.12. Nauka<text:tab/>5</text:p>
          <text:p text:style-name="P12">2.13. Superkomputer<text:tab/>5</text:p>
          <text:p text:style-name="P12">2.14. Technologia rasowa<text:tab/>5</text:p>
          <text:p text:style-name="P13">2.14.1. Partia<text:tab/>5</text:p>
          <text:p text:style-name="P13">2.14.2. Magnuss<text:tab/>5</text:p>
          <text:p text:style-name="P13">2.14.3. Technokraci<text:tab/>5</text:p>
          <text:p text:style-name="P11">3. Wzory<text:tab/>6</text:p>
          <text:p text:style-name="P12">3.1. Wzór na relokację matki<text:tab/>6</text:p>
          <text:p text:style-name="P12">3.2. Zasady wyliczania czasu relokacji wojsk<text:tab/>6</text:p>
          <text:p text:style-name="P12">3.3. Wzór na czas zrzutu<text:tab/>6</text:p>
          <text:p text:style-name="P12">3.4. Wzór na czas ewakuacji<text:tab/>6</text:p>
          <text:p text:style-name="P12">3.5. Wzór na czas transferu surowców<text:tab/>6</text:p>
          <text:p text:style-name="P12">3.6. Wzór na czas ataku prowincja-prowincja<text:tab/>6</text:p>
          <text:p text:style-name="P11">4. Prowincja<text:tab/>6</text:p>
          <text:p text:style-name="P12">4.1. Budynki<text:tab/>6</text:p>
          <text:p text:style-name="P13">4.1.1. Kopalnia tytanu<text:tab/>6</text:p>
          <text:p text:style-name="P13">4.1.2. Kopalnia plutonu<text:tab/>7</text:p>
          <text:p text:style-name="P13">4.1.3. Miasto<text:tab/>7</text:p>
          <text:p text:style-name="P13">4.1.4. Radar<text:tab/>7</text:p>
          <text:p text:style-name="P13">4.1.5. Fortyfikacje<text:tab/>7</text:p>
        </text:index-body>
      </text:table-of-content>
      <text:p text:style-name="P4"/>
      <text:h text:style-name="Heading_20_1" text:outline-level="1"><text:soft-page-break/>1. Budynki</text:h>
      <text:p text:style-name="Text_20_body"><text:tab/>Jeśli mówimy że coś zmienia jakąś wartość, to znaczy że na poziom, jeśli nie wskazano inaczej, i procentem składanym, jeśli nie wskazano inaczej. Jeśli coś kosztuje to znaczy że na 1 poziom. Cena na następny poziom to 1.5-krotność ceny na wcześniejszy.</text:p>
      <text:h text:style-name="Heading_20_2" text:outline-level="2">1.1. Silnik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500 tytanu</text:p>
          </table:table-cell>
          <table:table-cell table:style-name="Table3.A1" office:value-type="string">
            <text:p text:style-name="Table_20_Contents">300 plutonu</text:p>
          </table:table-cell>
          <table:table-cell table:style-name="Table3.A1" office:value-type="string">
            <text:p text:style-name="Table_20_Contents">90 manpower</text:p>
          </table:table-cell>
          <table:table-cell table:style-name="Table3.D1" office:value-type="string">
            <text:p text:style-name="Table_20_Contents">10 minut</text:p>
          </table:table-cell>
        </table:table-row>
      </table:table>
      <text:p text:style-name="Text_20_body"/>
      <text:p text:style-name="Text_20_body"><text:tab/>Silnik zwiększa o 5% prędkość statku-matki w poruszaniu się od planety do planety.</text:p>
      <text:h text:style-name="Heading_20_2" text:outline-level="2">1.2. Kwatery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450 tytanu</text:p>
          </table:table-cell>
          <table:table-cell table:style-name="Table1.A1" office:value-type="string">
            <text:p text:style-name="Table_20_Contents">180 plutonu</text:p>
          </table:table-cell>
          <table:table-cell table:style-name="Table1.A1" office:value-type="string">
            <text:p text:style-name="Table_20_Contents">40 manpower</text:p>
          </table:table-cell>
          <table:table-cell table:style-name="Table1.D1" office:value-type="string">
            <text:p text:style-name="Table_20_Contents">8 minut</text:p>
          </table:table-cell>
        </table:table-row>
      </table:table>
      <text:p text:style-name="Text_20_body"/>
      <text:p text:style-name="Text_20_body"><text:tab/>Jeśli ma poziom 1, wydobywa 1,5^(PoziomKwater-1)*8 manpower na godzinę. </text:p>
      <text:h text:style-name="Heading_20_2" text:outline-level="2">1.3. Kolektor pyłu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300 tytanu</text:p>
          </table:table-cell>
          <table:table-cell table:style-name="Table2.A1" office:value-type="string">
            <text:p text:style-name="Table_20_Contents">150 plutonu</text:p>
          </table:table-cell>
          <table:table-cell table:style-name="Table2.A1" office:value-type="string">
            <text:p text:style-name="Table_20_Contents">20 manpower</text:p>
          </table:table-cell>
          <table:table-cell table:style-name="Table2.D1" office:value-type="string">
            <text:p text:style-name="Table_20_Contents">8 minut</text:p>
          </table:table-cell>
        </table:table-row>
      </table:table>
      <text:p text:style-name="Text_20_body"/>
      <text:p text:style-name="Text_20_body"><text:tab/>Jeśli ma 1 poziom, wydobywa 1,5^(PoziomKolektora-1)*30 tytanu na godzinę i 1,5^(PoziomKolektora-1)*15 plutonu na godzinę. </text:p>
      <text:h text:style-name="Heading_20_2" text:outline-level="2">1.4. Zbrojownia</text:h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800 tytanu</text:p>
          </table:table-cell>
          <table:table-cell table:style-name="Table4.A1" office:value-type="string">
            <text:p text:style-name="Table_20_Contents">600 plutonu</text:p>
          </table:table-cell>
          <table:table-cell table:style-name="Table4.A1" office:value-type="string">
            <text:p text:style-name="Table_20_Contents">100 manpower</text:p>
          </table:table-cell>
          <table:table-cell table:style-name="Table4.D1" office:value-type="string">
            <text:p text:style-name="Table_20_Contents">15 minut</text:p>
          </table:table-cell>
        </table:table-row>
      </table:table>
      <text:p text:style-name="Text_20_body"/>
      <text:p text:style-name="Text_20_body"><text:tab/>Zmniejsza o 5% czas szkolenia wojsk. </text:p>
      <text:h text:style-name="Heading_20_2" text:outline-level="2">1.5. Laboratorium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Table_20_Contents">1000 tytanu</text:p>
          </table:table-cell>
          <table:table-cell table:style-name="Table5.A1" office:value-type="string">
            <text:p text:style-name="Table_20_Contents">500 plutonu</text:p>
          </table:table-cell>
          <table:table-cell table:style-name="Table5.A1" office:value-type="string">
            <text:p text:style-name="Table_20_Contents">200 manpower</text:p>
          </table:table-cell>
          <table:table-cell table:style-name="Table5.D1" office:value-type="string">
            <text:p text:style-name="Table_20_Contents">20 minut</text:p>
          </table:table-cell>
        </table:table-row>
      </table:table>
      <text:p text:style-name="Text_20_body"><text:tab/></text:p>
      <text:p text:style-name="Text_20_body"><text:tab/>Pozwala na rozwój lepszych technologii.</text:p>
      <text:h text:style-name="P18" text:outline-level="2">1.6. Hangar</text:h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700 tytanu</text:p>
          </table:table-cell>
          <table:table-cell table:style-name="Table6.A1" office:value-type="string">
            <text:p text:style-name="Table_20_Contents">500 plutonu</text:p>
          </table:table-cell>
          <table:table-cell table:style-name="Table6.A1" office:value-type="string">
            <text:p text:style-name="Table_20_Contents">20 manpower</text:p>
          </table:table-cell>
          <table:table-cell table:style-name="Table6.D1" office:value-type="string">
            <text:p text:style-name="Table_20_Contents">15 minut</text:p>
          </table:table-cell>
        </table:table-row>
      </table:table>
      <text:p text:style-name="P5"><text:tab/></text:p>
      <text:p text:style-name="P5"><text:tab/>Redukuje o 10% czas desantu i ewakuacji.</text:p>
      <text:h text:style-name="Heading_20_1" text:outline-level="1">2. Technologie</text:h>
      <text:p text:style-name="Text_20_body">Jeśli mówimy że coś zmienia jakąś wartość, to znaczy że na poziom, jeśli nie wskazano inaczej, i <text:soft-page-break/>procentem składanym, jeśli nie wskazano inaczej. Jeśli coś kosztuje to znaczy że na 1 poziom. Cena na następny poziom to dwukrotność ceny na wcześniejszy.</text:p>
      <text:h text:style-name="Heading_20_2" text:outline-level="2">2.1. Zbroja piechoty</text:h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900 tytanu</text:p>
          </table:table-cell>
          <table:table-cell table:style-name="Table7.A1" office:value-type="string">
            <text:p text:style-name="Table_20_Contents">900 plutonu</text:p>
          </table:table-cell>
          <table:table-cell table:style-name="Table7.A1" office:value-type="string">
            <text:p text:style-name="Table_20_Contents">100 manpower</text:p>
          </table:table-cell>
          <table:table-cell table:style-name="Table7.D1" office:value-type="string">
            <text:p text:style-name="Table_20_Contents">25 minu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Laboratorium lv 1</text:p>
            <text:p text:style-name="Table_20_Contents">Zbrojownia lv 1</text:p>
          </table:table-cell>
        </table:table-row>
      </table:table>
      <text:p text:style-name="Text_20_body"/>
      <text:p text:style-name="Text_20_body"><text:tab/>Zmniejsza CT piechoty o 2% na poziom.</text:p>
      <text:p text:style-name="Text_20_body"/>
      <text:h text:style-name="Heading_20_2" text:outline-level="2">2.2. Pancerz z nanobotów</text:h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Table_20_Contents">60000 tytanu</text:p>
          </table:table-cell>
          <table:table-cell table:style-name="Table9.A1" office:value-type="string">
            <text:p text:style-name="Table_20_Contents">80000 plutonu</text:p>
          </table:table-cell>
          <table:table-cell table:style-name="Table9.A1" office:value-type="string">
            <text:p text:style-name="Table_20_Contents">20000 manpower</text:p>
          </table:table-cell>
          <table:table-cell table:style-name="Table9.D1" office:value-type="string">
            <text:p text:style-name="Table_20_Contents">10 godzin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Laboratorium lv 7</text:p>
            <text:p text:style-name="Table_20_Contents">Zbroja piechoty lv 5</text:p>
          </table:table-cell>
        </table:table-row>
      </table:table>
      <text:p text:style-name="Text_20_body"/>
      <text:p text:style-name="Text_20_body"><text:tab/>Zmniejsza CT piechoty i czołgów o 5% na poziom. Maksymalnie 1 poziom.</text:p>
      <text:h text:style-name="Heading_20_2" text:outline-level="2">2.3. Wydobycie</text:h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500 tytanu</text:p>
          </table:table-cell>
          <table:table-cell table:style-name="Table11.A1" office:value-type="string">
            <text:p text:style-name="Table_20_Contents">400 plutonu</text:p>
          </table:table-cell>
          <table:table-cell table:style-name="Table11.A1" office:value-type="string">
            <text:p text:style-name="Table_20_Contents">100 manpower</text:p>
          </table:table-cell>
          <table:table-cell table:style-name="Table11.D1" office:value-type="string">
            <text:p text:style-name="Table_20_Contents">20 minut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Laboratorium lv 2</text:p>
            <text:p text:style-name="Table_20_Contents">Kolektor pyłu lv 2</text:p>
          </table:table-cell>
        </table:table-row>
      </table:table>
      <text:p text:style-name="Text_20_body"/>
      <text:p text:style-name="Text_20_body"><text:tab/>Zwiększa wydobycie tytanu i plutonu o 5%.</text:p>
      <text:p text:style-name="Text_20_body"/>
      <text:h text:style-name="Heading_20_2" text:outline-level="2">2.4. Wiertła diamentowe</text:h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Table_20_Contents">100000 tytanu</text:p>
          </table:table-cell>
          <table:table-cell table:style-name="Table13.A1" office:value-type="string">
            <text:p text:style-name="Table_20_Contents">100000 plutonu</text:p>
          </table:table-cell>
          <table:table-cell table:style-name="Table13.A1" office:value-type="string">
            <text:p text:style-name="Table_20_Contents">80000 manpower</text:p>
          </table:table-cell>
          <table:table-cell table:style-name="Table13.D1" office:value-type="string">
            <text:p text:style-name="Table_20_Contents">24 godzin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Laboratorium lv 8</text:p>
            <text:p text:style-name="Table_20_Contents">Wydobycie lv 8</text:p>
            <text:p text:style-name="Table_20_Contents">Kolektor pyłu lv 5</text:p>
          </table:table-cell>
        </table:table-row>
      </table:table>
      <text:p text:style-name="Text_20_body"/>
      <text:p text:style-name="Text_20_body"><text:tab/>Zwiększa wydobycie tytanu i plutonu o 20%. Maksymalnie 1 poziom.</text:p>
      <text:p text:style-name="Text_20_body"/>
      <text:h text:style-name="Heading_20_2" text:outline-level="2">2.5. Inżynieria</text:h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Table_20_Contents">200 tytanu</text:p>
          </table:table-cell>
          <table:table-cell table:style-name="Table15.A1" office:value-type="string">
            <text:p text:style-name="Table_20_Contents">300 plutonu</text:p>
          </table:table-cell>
          <table:table-cell table:style-name="Table15.A1" office:value-type="string">
            <text:p text:style-name="Table_20_Contents">200 manpower</text:p>
          </table:table-cell>
          <table:table-cell table:style-name="Table15.D1" office:value-type="string">
            <text:p text:style-name="Table_20_Contents">20 minut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Laboratorium lv 3</text:p>
          </table:table-cell>
        </table:table-row>
      </table:table>
      <text:p text:style-name="Text_20_body"/>
      <text:p text:style-name="Text_20_body"><text:soft-page-break/><text:tab/>Zwiększa prędkość podróży statku-matki i rozbudowy na niej budynków o 5%. Zmniejsza o 5% czas budowy na prowincji.</text:p>
      <text:h text:style-name="Heading_20_2" text:outline-level="2">2.6. Kontrwywiad</text:h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Table_20_Contents">1800 tytanu</text:p>
          </table:table-cell>
          <table:table-cell table:style-name="Table17.A1" office:value-type="string">
            <text:p text:style-name="Table_20_Contents">3000 plutonu</text:p>
          </table:table-cell>
          <table:table-cell table:style-name="Table17.A1" office:value-type="string">
            <text:p text:style-name="Table_20_Contents">1400 manpower</text:p>
          </table:table-cell>
          <table:table-cell table:style-name="Table17.D1" office:value-type="string">
            <text:p text:style-name="Table_20_Contents">3 godziny 20 minut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Laboratorium lv 5</text:p>
            <text:p text:style-name="Table_20_Contents">Logistyka lv 2</text:p>
          </table:table-cell>
        </table:table-row>
      </table:table>
      <text:p text:style-name="Text_20_body"/>
      <text:h text:style-name="Heading_20_2" text:outline-level="2">2.7. Optotechnika</text:h>
      <table:table table:name="Table37" table:style-name="Table37">
        <table:table-column table:style-name="Table37.A" table:number-columns-repeated="3"/>
        <table:table-column table:style-name="Table37.D"/>
        <table:table-row>
          <table:table-cell table:style-name="Table37.A1" office:value-type="string">
            <text:p text:style-name="Table_20_Contents">500 tytanu</text:p>
          </table:table-cell>
          <table:table-cell table:style-name="Table37.A1" office:value-type="string">
            <text:p text:style-name="Table_20_Contents">3500 plutonu</text:p>
          </table:table-cell>
          <table:table-cell table:style-name="Table37.A1" office:value-type="string">
            <text:p text:style-name="Table_20_Contents">2000 manpower</text:p>
          </table:table-cell>
          <table:table-cell table:style-name="Table37.D1" office:value-type="string">
            <text:p text:style-name="Table_20_Contents">2 godziny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Laboratorium lv 6</text:p>
            <text:p text:style-name="Table_20_Contents">Logistyka lv 3</text:p>
            <text:p text:style-name="Table_20_Contents">Systemy ofensywne lv 5</text:p>
          </table:table-cell>
        </table:table-row>
      </table:table>
      <text:p text:style-name="P10"/>
      <text:p text:style-name="Text_20_body"><text:tab/>Zwiększa jednostkom MT o 0.01.</text:p>
      <text:h text:style-name="Heading_20_2" text:outline-level="2">2.8. Systemy ofensywne</text:h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Table_20_Contents">200 tytanu</text:p>
          </table:table-cell>
          <table:table-cell table:style-name="Table19.A1" office:value-type="string">
            <text:p text:style-name="Table_20_Contents">1000 plutonu</text:p>
          </table:table-cell>
          <table:table-cell table:style-name="Table19.A1" office:value-type="string">
            <text:p text:style-name="Table_20_Contents">300 manpower</text:p>
          </table:table-cell>
          <table:table-cell table:style-name="Table19.D1" office:value-type="string">
            <text:p text:style-name="Table_20_Contents">30 minut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Laboratorium lv 2</text:p>
            <text:p text:style-name="Table_20_Contents">Inżynieria lv 1</text:p>
            <text:p text:style-name="Table_20_Contents">Logistyka lv 1</text:p>
          </table:table-cell>
        </table:table-row>
      </table:table>
      <text:p text:style-name="Text_20_body"/>
      <text:p text:style-name="Text_20_body"><text:tab/>Zwiększa ST piechoty i pancerza o 2% na poziom.</text:p>
      <text:h text:style-name="Heading_20_2" text:outline-level="2">2.9. Pancerz czołgów</text:h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Table_20_Contents">1000 tytanu</text:p>
          </table:table-cell>
          <table:table-cell table:style-name="Table21.A1" office:value-type="string">
            <text:p text:style-name="Table_20_Contents">2000 plutonu</text:p>
          </table:table-cell>
          <table:table-cell table:style-name="Table21.A1" office:value-type="string">
            <text:p text:style-name="Table_20_Contents">100 manpower</text:p>
          </table:table-cell>
          <table:table-cell table:style-name="Table21.D1" office:value-type="string">
            <text:p text:style-name="Table_20_Contents">1 godzina 20 minut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Laboratorium lv 5</text:p>
            <text:p text:style-name="Table_20_Contents">Zbroja piechoty lv 2</text:p>
            <text:p text:style-name="Table_20_Contents">Logistyka lv 2</text:p>
          </table:table-cell>
        </table:table-row>
      </table:table>
      <text:p text:style-name="Text_20_body"/>
      <text:p text:style-name="Text_20_body"><text:tab/>Zmniejsza CT pancerza o 2% na poziom.</text:p>
      <text:p text:style-name="Text_20_body"/>
      <text:h text:style-name="Heading_20_2" text:outline-level="2">2.10. Wsparcie</text:h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Table_20_Contents">200 tytanu</text:p>
          </table:table-cell>
          <table:table-cell table:style-name="Table23.A1" office:value-type="string">
            <text:p text:style-name="Table_20_Contents">1000 plutonu</text:p>
          </table:table-cell>
          <table:table-cell table:style-name="Table23.A1" office:value-type="string">
            <text:p text:style-name="Table_20_Contents">400 manpower</text:p>
          </table:table-cell>
          <table:table-cell table:style-name="Table23.D1" office:value-type="string">
            <text:p text:style-name="Table_20_Contents">2 godziny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Laboratorium lv 5</text:p>
            <text:p text:style-name="Table_20_Contents">Systemy ofensywne lv 3</text:p>
          </table:table-cell>
        </table:table-row>
      </table:table>
      <text:p text:style-name="Text_20_body"/>
      <text:p text:style-name="Text_20_body"><text:tab/>Zwiększa ST jednostek wsparcia o 2% na poziom.</text:p>
      <text:h text:style-name="Heading_20_2" text:outline-level="2"><text:soft-page-break/>2.11. Logistyka</text:h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Table_20_Contents">100 tytanu</text:p>
          </table:table-cell>
          <table:table-cell table:style-name="Table25.A1" office:value-type="string">
            <text:p text:style-name="Table_20_Contents">200 plutonu</text:p>
          </table:table-cell>
          <table:table-cell table:style-name="Table25.A1" office:value-type="string">
            <text:p text:style-name="Table_20_Contents">400 manpower</text:p>
          </table:table-cell>
          <table:table-cell table:style-name="Table25.D1" office:value-type="string">
            <text:p text:style-name="Table_20_Contents">30 minut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Laboratorium lv 3</text:p>
            <text:p text:style-name="Table_20_Contents">Inżynieria lv 2</text:p>
          </table:table-cell>
        </table:table-row>
      </table:table>
      <text:p text:style-name="Text_20_body"><text:tab/>Zmniejsza o 10% na poziom czas relokacji wojsk(w tym zrzutów i ewakuacji). Zmniejsza o 5% na poziom czas szkolenia żołnierzy. Zmniejsza o 5% czas transferu surowców.</text:p>
      <text:h text:style-name="Heading_20_2" text:outline-level="2">2.12. Nauka</text:h>
      <table:table table:name="Table27" table:style-name="Table27">
        <table:table-column table:style-name="Table27.A" table:number-columns-repeated="3"/>
        <table:table-column table:style-name="Table27.D"/>
        <table:table-row>
          <table:table-cell table:style-name="Table27.A1" office:value-type="string">
            <text:p text:style-name="Table_20_Contents">20 tytanu</text:p>
          </table:table-cell>
          <table:table-cell table:style-name="Table27.A1" office:value-type="string">
            <text:p text:style-name="Table_20_Contents">40 plutonu</text:p>
          </table:table-cell>
          <table:table-cell table:style-name="Table27.A1" office:value-type="string">
            <text:p text:style-name="Table_20_Contents">800 manpower</text:p>
          </table:table-cell>
          <table:table-cell table:style-name="Table27.D1" office:value-type="string">
            <text:p text:style-name="Table_20_Contents">2 godziny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Laboratorium lv 3</text:p>
          </table:table-cell>
        </table:table-row>
      </table:table>
      <text:p text:style-name="Text_20_body"><text:tab/>Zmniejsza o 5% cenę potrzebną na badania naukowe.</text:p>
      <text:h text:style-name="Heading_20_2" text:outline-level="2">2.13. Superkomputer</text:h>
      <table:table table:name="Table29" table:style-name="Table29">
        <table:table-column table:style-name="Table29.A" table:number-columns-repeated="3"/>
        <table:table-column table:style-name="Table29.D"/>
        <table:table-row>
          <table:table-cell table:style-name="Table29.A1" office:value-type="string">
            <text:p text:style-name="Table_20_Contents">100000 tytanu</text:p>
          </table:table-cell>
          <table:table-cell table:style-name="Table29.A1" office:value-type="string">
            <text:p text:style-name="Table_20_Contents">120000 plutonu</text:p>
          </table:table-cell>
          <table:table-cell table:style-name="Table29.A1" office:value-type="string">
            <text:p text:style-name="Table_20_Contents">250000 manpower</text:p>
          </table:table-cell>
          <table:table-cell table:style-name="Table29.D1" office:value-type="string">
            <text:p text:style-name="Table_20_Contents">36 godzin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Laboratorium lv 8</text:p>
            <text:p text:style-name="Table_20_Contents">Nauka lv 8</text:p>
          </table:table-cell>
        </table:table-row>
      </table:table>
      <text:p text:style-name="Text_20_body"><text:tab/>Pozwala rozwijać jedną technologię więcej. Maksymalny poziom to 2.</text:p>
      <text:h text:style-name="Heading_20_2" text:outline-level="2">2.14. Technologia rasowa</text:h>
      <text:h text:style-name="P15" text:outline-level="3">2.14.1. Partia</text:h>
      <table:table table:name="Table31" table:style-name="Table31">
        <table:table-column table:style-name="Table31.A" table:number-columns-repeated="3"/>
        <table:table-column table:style-name="Table31.D"/>
        <table:table-row>
          <table:table-cell table:style-name="Table31.A1" office:value-type="string">
            <text:p text:style-name="Table_20_Contents">3000 tytanu</text:p>
          </table:table-cell>
          <table:table-cell table:style-name="Table31.A1" office:value-type="string">
            <text:p text:style-name="Table_20_Contents">2000 plutonu</text:p>
          </table:table-cell>
          <table:table-cell table:style-name="Table31.A1" office:value-type="string">
            <text:p text:style-name="Table_20_Contents">1000 manpower</text:p>
          </table:table-cell>
          <table:table-cell table:style-name="Table31.D1" office:value-type="string">
            <text:p text:style-name="Table_20_Contents">4 godziny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Zbrojownia lv 4</text:p>
            <text:p text:style-name="Table_20_Contents">Laboratorium lv 3</text:p>
            <text:p text:style-name="Table_20_Contents">Logistyka lv 5</text:p>
          </table:table-cell>
        </table:table-row>
      </table:table>
      <text:p text:style-name="Text_20_body"><text:tab/>Zmniejsza koszt budowy wojsk o 2%. Zwiększa ST wojsk o 5%.</text:p>
      <text:h text:style-name="P15" text:outline-level="3">2.14.2. Magnuss</text:h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Table_20_Contents">2000 tytanu</text:p>
          </table:table-cell>
          <table:table-cell table:style-name="Table33.A1" office:value-type="string">
            <text:p text:style-name="Table_20_Contents">3500 plutonu</text:p>
          </table:table-cell>
          <table:table-cell table:style-name="Table33.A1" office:value-type="string">
            <text:p text:style-name="Table_20_Contents">1200 manpower</text:p>
          </table:table-cell>
          <table:table-cell table:style-name="Table33.D1" office:value-type="string">
            <text:p text:style-name="Table_20_Contents">3 godziny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Laboratorium lv 5</text:p>
            <text:p text:style-name="Table_20_Contents">Silnik lv 4</text:p>
          </table:table-cell>
        </table:table-row>
      </table:table>
      <text:p text:style-name="P8"><text:tab/>Zmniejsza czas relokacji interplanetarnej o 5%. Zmniejsza o 5% czas budowy na prowincji.</text:p>
      <text:p text:style-name="P8"/>
      <text:h text:style-name="P15" text:outline-level="3">2.14.3. Technokraci</text:h>
      <table:table table:name="Table35" table:style-name="Table35">
        <table:table-column table:style-name="Table35.A" table:number-columns-repeated="3"/>
        <table:table-column table:style-name="Table35.D"/>
        <table:table-row>
          <table:table-cell table:style-name="Table35.A1" office:value-type="string">
            <text:p text:style-name="Table_20_Contents">1000 tytanu</text:p>
          </table:table-cell>
          <table:table-cell table:style-name="Table35.A1" office:value-type="string">
            <text:p text:style-name="Table_20_Contents">3000 plutonu</text:p>
          </table:table-cell>
          <table:table-cell table:style-name="Table35.A1" office:value-type="string">
            <text:p text:style-name="Table_20_Contents">800 manpower</text:p>
          </table:table-cell>
          <table:table-cell table:style-name="Table35.D1" office:value-type="string">
            <text:p text:style-name="Table_20_Contents">5 godzin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Laboratorium lv 6</text:p>
            <text:p text:style-name="Table_20_Contents">Nauka lv 4</text:p>
          </table:table-cell>
        </table:table-row>
      </table:table>
      <text:p text:style-name="Text_20_body"><text:span text:style-name="T4"><text:tab/>Zwiększa startową ilość debris w walce obronnej o 5%(procent składany wraz z innymi </text:span><text:soft-page-break/><text:span text:style-name="T4">obrońcami Technokratów). Zwiększa MT w obronie o 0.01 swoim jednostkom.</text:span></text:p>
      <text:h text:style-name="Heading_20_1" text:outline-level="1">3. Wzory</text:h>
      <text:h text:style-name="Heading_20_2" text:outline-level="2">3.1. Wzór na relokację matki</text:h>
      <text:p text:style-name="Text_20_body"><text:tab/>Liczymy <text:span text:style-name="T7">d </text:span><text:span text:style-name="T4">dystans między planetami (x,y). Następnie mnożymy </text:span><text:span text:style-name="T7">d</text:span><text:span text:style-name="T4"> razy 20 minut. Aplikujemy bonusy z technologii.</text:span></text:p>
      <text:h text:style-name="Heading_20_2" text:outline-level="2">3.2. Zasady wyliczania czasu relokacji wojsk</text:h>
      <text:p text:style-name="Text_20_body"><text:tab/>Liczymy jednostki. Każdy piechotnik to 1 punkt, każdy armor to 1.5 punkta, support to 1 punkt. Aplikujemy w tym momencie odpowiednie bonusy i mamy wartość <text:span text:style-name="T7">p</text:span><text:span text:style-name="T4">.</text:span></text:p>
      <text:h text:style-name="Heading_20_2" text:outline-level="2">3.3. Wzór na czas zrzutu</text:h>
      <text:p text:style-name="Text_20_body"><text:tab/>Czas bazowy to 25 minut. Dodajemy <text:span text:style-name="T7">p</text:span><text:span text:style-name="T4"> razy 8 sekund. Aplikujemy bonusy.</text:span></text:p>
      <text:h text:style-name="Heading_20_2" text:outline-level="2">3.4. Wzór na czas ewakuacji</text:h>
      <text:p text:style-name="Text_20_body"><text:tab/>Czas bazowy to 25 minut. Dodajemy <text:span text:style-name="T7">p</text:span><text:span text:style-name="T4"> razy 6 sekund. Aplikujemy bonusy.</text:span></text:p>
      <text:h text:style-name="Heading_20_2" text:outline-level="2">3.5. Wzór na czas transferu surowców</text:h>
      <text:p text:style-name="Text_20_body"><text:tab/>Taki jak na relokację matki tylko <text:span text:style-name="T7">d</text:span><text:span text:style-name="T4"> mnożymy razy 4 minuty, aplikujemy takie bonusy jak z matki plus ewentualne inne.</text:span></text:p>
      <text:h text:style-name="Heading_20_2" text:outline-level="2">3.6. Wzór na czas ataku prowincja-prowincja</text:h>
      <text:p text:style-name="Text_20_body"><text:span text:style-name="T5"><text:tab/></text:span><text:span text:style-name="T3">Planeta to taka kula o r=100, a prowincja ma swoje współrzędne. Liczymy dystans </text:span><text:span text:style-name="T2">d</text:span><text:span text:style-name="T3"> i </text:span><text:span text:style-name="T3">mnożymy go razy 40s, otrzymując czas bazowy.</text:span><text:span text:style-name="T6"> </text:span><text:span text:style-name="T1">Dodajemy </text:span><text:span text:style-name="T2">p</text:span><text:span text:style-name="T3"> razy 4 sekund. Aplikujemy bonusy.</text:span></text:p>
      <text:h text:style-name="P14" text:outline-level="1">4. Prowincja</text:h>
      <text:p text:style-name="Text_20_body"><text:span text:style-name="T2"><text:tab/></text:span><text:span text:style-name="T3">Każda prowincja ma trzy współczynniki wydobycia, będące liczbami rzeczywistymi. Jeśli współczynnik jest równy zero to nie da się na niej zbudować budynku danego typu. Wydobycie przemnażamy przez ten współczynnik.</text:span></text:p>
      <text:p text:style-name="P6"><text:tab/>Cena na następny poziom to 1.5-krotność ceny na wcześniejszy. Jeśli mówimy że coś zmienia jakąś wartość, to znaczy że na poziom, jeśli nie wskazano inaczej, i procentem składanym, jeśli nie wskazano inaczej.</text:p>
      <text:h text:style-name="P19" text:outline-level="2">4.1. Budynki</text:h>
      <text:h text:style-name="P16" text:outline-level="3">4.1.1. Kopalnia tytanu</text:h>
      <table:table table:name="Table41" table:style-name="Table41">
        <table:table-column table:style-name="Table41.A" table:number-columns-repeated="3"/>
        <table:table-column table:style-name="Table41.D"/>
        <table:table-row>
          <table:table-cell table:style-name="Table41.A1" office:value-type="string">
            <text:p text:style-name="Table_20_Contents">680 tytanu</text:p>
          </table:table-cell>
          <table:table-cell table:style-name="Table41.A1" office:value-type="string">
            <text:p text:style-name="Table_20_Contents">460 plutonu</text:p>
          </table:table-cell>
          <table:table-cell table:style-name="Table41.A1" office:value-type="string">
            <text:p text:style-name="Table_20_Contents">120 manpower</text:p>
          </table:table-cell>
          <table:table-cell table:style-name="Table41.D1" office:value-type="string">
            <text:p text:style-name="Table_20_Contents">5 minut 15 sekund</text:p>
          </table:table-cell>
        </table:table-row>
      </table:table>
      <text:p text:style-name="P6"><text:tab/>Wydobywa <text:s/>1,5^(PoziomBudynku-1)*48 tytanu na godzinę.</text:p>
      <text:p text:style-name="P6"/>
      <text:h text:style-name="P17" text:outline-level="3"><text:soft-page-break/>4.1.2. Kopalnia plutonu</text:h>
      <table:table table:name="Table42" table:style-name="Table42">
        <table:table-column table:style-name="Table42.A" table:number-columns-repeated="3"/>
        <table:table-column table:style-name="Table42.D"/>
        <table:table-row>
          <table:table-cell table:style-name="Table42.A1" office:value-type="string">
            <text:p text:style-name="Table_20_Contents">600 tytanu</text:p>
          </table:table-cell>
          <table:table-cell table:style-name="Table42.A1" office:value-type="string">
            <text:p text:style-name="Table_20_Contents">560 plutonu</text:p>
          </table:table-cell>
          <table:table-cell table:style-name="Table42.A1" office:value-type="string">
            <text:p text:style-name="Table_20_Contents">200 manpower</text:p>
          </table:table-cell>
          <table:table-cell table:style-name="Table42.D1" office:value-type="string">
            <text:p text:style-name="Table_20_Contents">5 minut 15 sekund</text:p>
          </table:table-cell>
        </table:table-row>
      </table:table>
      <text:p text:style-name="Text_20_body"><text:span text:style-name="T2"><text:tab/></text:span><text:span text:style-name="T3">Wydobywa 1,5^(PoziomBudynku-1)*36 plutonu na godzinę.</text:span></text:p>
      <text:p text:style-name="P6"/>
      <text:h text:style-name="P17" text:outline-level="3">4.1.3. Miasto</text:h>
      <table:table table:name="Table43" table:style-name="Table43">
        <table:table-column table:style-name="Table43.A" table:number-columns-repeated="3"/>
        <table:table-column table:style-name="Table43.D"/>
        <table:table-row>
          <table:table-cell table:style-name="Table43.A1" office:value-type="string">
            <text:p text:style-name="Table_20_Contents">900 tytanu</text:p>
          </table:table-cell>
          <table:table-cell table:style-name="Table43.A1" office:value-type="string">
            <text:p text:style-name="Table_20_Contents">40 plutonu</text:p>
          </table:table-cell>
          <table:table-cell table:style-name="Table43.A1" office:value-type="string">
            <text:p text:style-name="Table_20_Contents">200 manpower</text:p>
          </table:table-cell>
          <table:table-cell table:style-name="Table43.D1" office:value-type="string">
            <text:p text:style-name="Table_20_Contents">5 minut 15 sekund</text:p>
          </table:table-cell>
        </table:table-row>
      </table:table>
      <text:p text:style-name="Text_20_body"><text:span text:style-name="T2"><text:tab/></text:span><text:span text:style-name="T3">Wydobywa 1,5^(PoziomBudynku-1)*23 manpower na godzinę.</text:span></text:p>
      <text:p text:style-name="P6"/>
      <text:h text:style-name="P17" text:outline-level="3">4.1.4. Radar</text:h>
      <table:table table:name="Table44" table:style-name="Table44">
        <table:table-column table:style-name="Table44.A" table:number-columns-repeated="3"/>
        <table:table-column table:style-name="Table44.D"/>
        <table:table-row>
          <table:table-cell table:style-name="Table44.A1" office:value-type="string">
            <text:p text:style-name="Table_20_Contents">30000 tytanu</text:p>
          </table:table-cell>
          <table:table-cell table:style-name="Table44.A1" office:value-type="string">
            <text:p text:style-name="Table_20_Contents">15000 plutonu</text:p>
          </table:table-cell>
          <table:table-cell table:style-name="Table44.A1" office:value-type="string">
            <text:p text:style-name="Table_20_Contents">5000 manpower</text:p>
          </table:table-cell>
          <table:table-cell table:style-name="Table44.D1" office:value-type="string">
            <text:p text:style-name="Table_20_Contents">5 godzin</text:p>
          </table:table-cell>
        </table:table-row>
      </table:table>
      <text:p text:style-name="P6"><text:tab/>Pozwala radarować niebo.</text:p>
      <text:p text:style-name="P6"/>
      <text:h text:style-name="P17" text:outline-level="3">4.1.5. Fortyfikacje</text:h>
      <table:table table:name="Table45" table:style-name="Table45">
        <table:table-column table:style-name="Table45.A" table:number-columns-repeated="3"/>
        <table:table-column table:style-name="Table45.D"/>
        <table:table-row>
          <table:table-cell table:style-name="Table45.A1" office:value-type="string">
            <text:p text:style-name="Table_20_Contents">3000 tytanu</text:p>
          </table:table-cell>
          <table:table-cell table:style-name="Table45.A1" office:value-type="string">
            <text:p text:style-name="Table_20_Contents">100 plutonu</text:p>
          </table:table-cell>
          <table:table-cell table:style-name="Table45.A1" office:value-type="string">
            <text:p text:style-name="Table_20_Contents">500 manpower</text:p>
          </table:table-cell>
          <table:table-cell table:style-name="Table45.D1" office:value-type="string">
            <text:p text:style-name="Table_20_Contents">13 minut 30 sekund</text:p>
          </table:table-cell>
        </table:table-row>
      </table:table>
      <text:p text:style-name="Text_20_body"><text:span text:style-name="T2"><text:tab/></text:span><text:span text:style-name="T3">Na poziom daje 5% tyle debris startowego ile jest jednostek piechoty broniących prowincji.</text:span></text:p>
      <text:p text:style-name="P9"><text:tab/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UDYNKI TECHNOLOGIE WZORY v1.2 by Piotr Maślanka&lt;piotr.maslanka@henrietta.com.pl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22:24:14.22</meta:creation-date>
    <dc:date>2011-07-11T14:17:09.64</dc:date>
    <meta:editing-duration>PT8H32M45S</meta:editing-duration>
    <meta:editing-cycles>56</meta:editing-cycles>
    <meta:generator>OpenOffice.org/3.3$Win32 OpenOffice.org_project/330m20$Build-9567</meta:generator>
    <meta:document-statistic meta:table-count="43" meta:image-count="0" meta:object-count="0" meta:page-count="7" meta:paragraph-count="266" meta:word-count="1135" meta:character-count="6944"/>
  </office:meta>
</office:document-meta>
</file>